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43bf" officeooo:paragraph-rsid="000f43bf"/>
    </style:style>
    <style:style style:name="P2" style:family="paragraph" style:parent-style-name="Standard">
      <style:text-properties style:text-underline-style="solid" style:text-underline-width="auto" style:text-underline-color="font-color" officeooo:rsid="001341e1" officeooo:paragraph-rsid="000f43bf"/>
    </style:style>
    <style:style style:name="P3" style:family="paragraph" style:parent-style-name="Standard">
      <style:text-properties style:text-underline-style="solid" style:text-underline-width="auto" style:text-underline-color="font-color" officeooo:rsid="0013c0e4" officeooo:paragraph-rsid="0013c0e4"/>
    </style:style>
    <style:style style:name="P4" style:family="paragraph" style:parent-style-name="Standard">
      <style:text-properties style:text-underline-style="none" officeooo:rsid="0015f42a" officeooo:paragraph-rsid="0015f42a"/>
    </style:style>
    <style:style style:name="P5" style:family="paragraph" style:parent-style-name="Standard">
      <style:text-properties style:text-underline-style="none" officeooo:rsid="001a30de" officeooo:paragraph-rsid="002ce9c3"/>
    </style:style>
    <style:style style:name="P6" style:family="paragraph" style:parent-style-name="Footnote">
      <style:text-properties officeooo:rsid="0025c615" officeooo:paragraph-rsid="0025c615"/>
    </style:style>
    <style:style style:name="P7" style:family="paragraph" style:parent-style-name="Standard">
      <style:text-properties style:text-underline-style="none" officeooo:rsid="001a30de" officeooo:paragraph-rsid="001a30de"/>
    </style:style>
    <style:style style:name="P8" style:family="paragraph" style:parent-style-name="Standard">
      <style:text-properties style:text-underline-style="none" officeooo:rsid="0029615d" officeooo:paragraph-rsid="002ddb77"/>
    </style:style>
    <style:style style:name="P9" style:family="paragraph" style:parent-style-name="Standard">
      <style:text-properties style:text-underline-style="none" officeooo:rsid="002f605f" officeooo:paragraph-rsid="0034774e"/>
    </style:style>
    <style:style style:name="P10" style:family="paragraph" style:parent-style-name="Standard">
      <style:text-properties style:text-underline-style="none" officeooo:rsid="0032d62b" officeooo:paragraph-rsid="0034774e"/>
    </style:style>
    <style:style style:name="P11" style:family="paragraph" style:parent-style-name="Standard">
      <style:text-properties style:text-underline-style="none" officeooo:rsid="004143ec" officeooo:paragraph-rsid="004143ec"/>
    </style:style>
    <style:style style:name="P12" style:family="paragraph" style:parent-style-name="Standard">
      <style:text-properties style:text-underline-style="solid" style:text-underline-width="auto" style:text-underline-color="font-color" officeooo:rsid="004e2ee3" officeooo:paragraph-rsid="004e2ee3"/>
    </style:style>
    <style:style style:name="P13" style:family="paragraph" style:parent-style-name="Standard">
      <style:text-properties style:text-underline-style="none" officeooo:rsid="00502dfd" officeooo:paragraph-rsid="00502dfd"/>
    </style:style>
    <style:style style:name="P14" style:family="paragraph" style:parent-style-name="Standard">
      <style:text-properties style:text-underline-style="none" officeooo:rsid="00519753" officeooo:paragraph-rsid="00519753"/>
    </style:style>
    <style:style style:name="T1" style:family="text">
      <style:text-properties style:text-underline-style="none" fo:font-weight="bold" officeooo:rsid="0011fcc5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255c7" style:font-weight-asian="bold" style:font-weight-complex="bold"/>
    </style:style>
    <style:style style:name="T4" style:family="text">
      <style:text-properties style:text-underline-style="none" fo:font-weight="bold" officeooo:rsid="001341e1" style:font-weight-asian="bold" style:font-weight-complex="bold"/>
    </style:style>
    <style:style style:name="T5" style:family="text">
      <style:text-properties style:text-underline-style="none" fo:font-weight="bold" officeooo:rsid="001503bc" style:font-weight-asian="bold" style:font-weight-complex="bold"/>
    </style:style>
    <style:style style:name="T6" style:family="text">
      <style:text-properties style:text-underline-style="none" fo:font-weight="bold" officeooo:rsid="0014babd" style:font-weight-asian="bold" style:font-weight-complex="bold"/>
    </style:style>
    <style:style style:name="T7" style:family="text">
      <style:text-properties style:text-underline-style="none" fo:font-weight="bold" officeooo:rsid="0017c837" style:font-weight-asian="bold" style:font-weight-complex="bold"/>
    </style:style>
    <style:style style:name="T8" style:family="text">
      <style:text-properties officeooo:rsid="0027c51a"/>
    </style:style>
    <style:style style:name="T9" style:family="text">
      <style:text-properties officeooo:rsid="001826ad"/>
    </style:style>
    <style:style style:name="T10" style:family="text">
      <style:text-properties officeooo:rsid="001856e5"/>
    </style:style>
    <style:style style:name="T11" style:family="text">
      <style:text-properties officeooo:rsid="001f7763"/>
    </style:style>
    <style:style style:name="T12" style:family="text">
      <style:text-properties officeooo:rsid="0019eb21"/>
    </style:style>
    <style:style style:name="T13" style:family="text">
      <style:text-properties officeooo:rsid="001c0667"/>
    </style:style>
    <style:style style:name="T14" style:family="text">
      <style:text-properties officeooo:rsid="001f52be"/>
    </style:style>
    <style:style style:name="T15" style:family="text">
      <style:text-properties officeooo:rsid="001a1f51"/>
    </style:style>
    <style:style style:name="T16" style:family="text">
      <style:text-properties officeooo:rsid="004cc504"/>
    </style:style>
    <style:style style:name="T17" style:family="text">
      <style:text-properties officeooo:rsid="001e2ffc"/>
    </style:style>
    <style:style style:name="T18" style:family="text">
      <style:text-properties officeooo:rsid="0021983c"/>
    </style:style>
    <style:style style:name="T19" style:family="text">
      <style:text-properties officeooo:rsid="002326b0"/>
    </style:style>
    <style:style style:name="T20" style:family="text">
      <style:text-properties officeooo:rsid="00234392"/>
    </style:style>
    <style:style style:name="T21" style:family="text">
      <style:text-properties officeooo:rsid="00246a5b"/>
    </style:style>
    <style:style style:name="T22" style:family="text">
      <style:text-properties officeooo:rsid="0025ef7a"/>
    </style:style>
    <style:style style:name="T23" style:family="text">
      <style:text-properties officeooo:rsid="0030ea97"/>
    </style:style>
    <style:style style:name="T24" style:family="text">
      <style:text-properties officeooo:rsid="0025c615"/>
    </style:style>
    <style:style style:name="T25" style:family="text">
      <style:text-properties officeooo:rsid="00264d16"/>
    </style:style>
    <style:style style:name="T26" style:family="text">
      <style:text-properties officeooo:rsid="002953ea"/>
    </style:style>
    <style:style style:name="T27" style:family="text">
      <style:text-properties officeooo:rsid="002af8c9"/>
    </style:style>
    <style:style style:name="T28" style:family="text">
      <style:text-properties officeooo:rsid="002ddb77"/>
    </style:style>
    <style:style style:name="T29" style:family="text">
      <style:text-properties officeooo:rsid="002f79d2"/>
    </style:style>
    <style:style style:name="T30" style:family="text">
      <style:text-properties officeooo:rsid="002dc859"/>
    </style:style>
    <style:style style:name="T31" style:family="text">
      <style:text-properties officeooo:rsid="002d1def"/>
    </style:style>
    <style:style style:name="T32" style:family="text">
      <style:text-properties officeooo:rsid="0032d62b"/>
    </style:style>
    <style:style style:name="T33" style:family="text">
      <style:text-properties officeooo:rsid="00329668"/>
    </style:style>
    <style:style style:name="T34" style:family="text">
      <style:text-properties officeooo:rsid="003317df"/>
    </style:style>
    <style:style style:name="T35" style:family="text">
      <style:text-properties officeooo:rsid="0041c0e6"/>
    </style:style>
    <style:style style:name="T36" style:family="text">
      <style:text-properties fo:color="#bf0041" loext:opacity="100%" officeooo:rsid="0041c0e6"/>
    </style:style>
    <style:style style:name="T37" style:family="text">
      <style:text-properties fo:color="#bf0041" loext:opacity="100%" officeooo:rsid="004ae3f1"/>
    </style:style>
    <style:style style:name="T38" style:family="text">
      <style:text-properties officeooo:rsid="00369b88"/>
    </style:style>
    <style:style style:name="T39" style:family="text">
      <style:text-properties officeooo:rsid="0036d822"/>
    </style:style>
    <style:style style:name="T40" style:family="text">
      <style:text-properties officeooo:rsid="00340340"/>
    </style:style>
    <style:style style:name="T41" style:family="text">
      <style:text-properties officeooo:rsid="00372916"/>
    </style:style>
    <style:style style:name="T42" style:family="text">
      <style:text-properties officeooo:rsid="003bcfcb"/>
    </style:style>
    <style:style style:name="T43" style:family="text">
      <style:text-properties officeooo:rsid="0034774e"/>
    </style:style>
    <style:style style:name="T44" style:family="text">
      <style:text-properties officeooo:rsid="003d3c1a"/>
    </style:style>
    <style:style style:name="T45" style:family="text">
      <style:text-properties officeooo:rsid="003e0a46"/>
    </style:style>
    <style:style style:name="T46" style:family="text">
      <style:text-properties officeooo:rsid="003fbcd6"/>
    </style:style>
    <style:style style:name="T47" style:family="text">
      <style:text-properties officeooo:rsid="004ae3f1"/>
    </style:style>
    <style:style style:name="T48" style:family="text">
      <style:text-properties officeooo:rsid="00423717"/>
    </style:style>
    <style:style style:name="T49" style:family="text">
      <style:text-properties officeooo:rsid="0043d7a8"/>
    </style:style>
    <style:style style:name="T50" style:family="text">
      <style:text-properties officeooo:rsid="0044f91f"/>
    </style:style>
    <style:style style:name="T51" style:family="text">
      <style:text-properties officeooo:rsid="00469a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cromancing</text:span><text:span text:style-name="T2"> Diels: </text:span><text:span text:style-name="T3">computerising </text:span><text:span text:style-name="T4">the </text:span><text:span text:style-name="T3">phonological analysis of </text:span><text:span text:style-name="T5">early Slavonic</text:span><text:span text:style-name="T3"> texts using</text:span><text:span text:style-name="T6"> existing</text:span><text:span text:style-name="T3"> treebank data</text:span><text:span text:style-name="T7"> and a Late Common Slavonic computerised inflectional morphology</text:span></text:p>
      <text:p text:style-name="P2"/>
      <text:p text:style-name="P3">0. Introduction</text:p>
      <text:p text:style-name="P4"><text:span text:style-name="T8"><text:tab/></text:span>Much progress has been made in the last twenty years in early Slavonic corpus linguistics<text:span text:style-name="T9"> as a result of the</text:span><text:span text:style-name="T10"> Old Church Slavonic part of the</text:span><text:span text:style-name="T9"> PROIEL project</text:span><text:span text:style-name="T10"> (REFERENCE)</text:span><text:span text:style-name="T9"> </text:span><text:span text:style-name="T10">and its subsequent expansion as the TOROT treebank (Eckhoff &amp; Berdičevskis 2015), such that currently just over 240,000 words of canonical OCS have been manually lemmatised, </text:span><text:span text:style-name="T11">part-of-speech and </text:span><text:span text:style-name="T10">morphologically-tagged, and syntactically parsed. The </text:span><text:span text:style-name="T12">focus</text:span><text:span text:style-name="T10"> of these projects, however, has been</text:span><text:span text:style-name="T12"> exclusively on the higher-level linguistic domains of syntax, semantics, and pragmatics</text:span><text:span text:style-name="T13">:</text:span><text:span text:style-name="T12"> </text:span><text:span text:style-name="T14">surface-</text:span><text:span text:style-name="T12">morphology has been of only incidental concern, for example in investigations in</text:span><text:span text:style-name="T15">to</text:span><text:span text:style-name="T12"> differential-object marking (Eckhoff</text:span><text:span text:style-name="T15"> 2015, 2022)</text:span><text:span text:style-name="T16">. No</text:span><text:span text:style-name="T15"> inflection-class data is </text:span><text:span text:style-name="T17">included</text:span><text:span text:style-name="T15"> in these corpora</text:span><text:span text:style-name="T13">,</text:span><text:span text:style-name="T15"> and phonology has been totally ignored to the extent that some of the texts (esp. Kiev Folia, Codex Suprasliensis</text:span><text:span text:style-name="T13">, and partially Codex Zographensis</text:span><text:span text:style-name="T15">) contain quite severe typographical inconsistencies and errors that make them dangerous to use without reference to the manuscripts.</text:span></text:p>
      <text:p text:style-name="P5"><text:span text:style-name="T8"><text:tab/></text:span>That being said, <text:span text:style-name="T11">enough information is included in </text:span><text:span text:style-name="T13">the lemmatisation and morp</text:span><text:span text:style-name="T17">hology-tagging</text:span><text:span text:style-name="T14"> that, with a few exceptions (e.g. comparatives), </text:span><text:span text:style-name="T11">the </text:span><text:span text:style-name="T18">morphological shape of the </text:span><text:span text:style-name="T11">inflected text-forms can be </text:span><text:span text:style-name="T18">predicted from just the tag-information, provided that inflection-class annotations are added to the lemma</text:span><text:span text:style-name="T19">s</text:span><text:span text:style-name="T18">.</text:span><text:span text:style-name="T20"> This means that the immediate Late Common Slavonic ancestors of surface-text forms can be generated by </text:span><text:span text:style-name="T21">using</text:span><text:span text:style-name="T20"> a database of LCS inflectional-endings,</text:span><text:span text:style-name="T21"> </text:span><text:span text:style-name="T20">reconstructing </text:span><text:span text:style-name="T21">and inflection-class-marking </text:span><text:span text:style-name="T20">the LCS stems of the lemmas, and then </text:span><text:span text:style-name="T21">applying inflectional-endings to the stems according to the </text:span><text:span text:style-name="T22">word's </text:span><text:span text:style-name="T21">morphology-tag</text:span><text:span text:style-name="T22"> annotation</text:span><text:span text:style-name="T21"><text:note text:id="ftn1" text:note-class="footnote"><text:note-citation>1</text:note-citation><text:note-body><text:p text:style-name="P6">Morphological innovations and variations are detected by inspecting the text-forms and then applying 'alternative' endings as specified in the inflectional-endings database<text:span text:style-name="T23">;</text:span> see Section <text:span text:style-name="T23">1</text:span> for more detail.</text:p></text:note-body></text:note></text:span><text:span text:style-name="T21">.</text:span><text:span text:style-name="T24"> S</text:span><text:span text:style-name="T22">uch LCS reconstructions are an extremely useful form of 'phonological annotation', since theoretically all the information required to give rise to an attested form </text:span><text:span text:style-name="T25">must</text:span><text:span text:style-name="T22"> be present in a</text:span><text:span text:style-name="T25">ny correct</text:span><text:span text:style-name="T22"> reconstruct</text:span><text:span text:style-name="T25">ed proto-form</text:span><text:span text:style-name="T22">, and the complete regularity of the idealised LCS forms makes texts predictably searchable regardless of orthographic variability, abbreviations, or other irregularities in the surface-texts.</text:span><text:span text:style-name="T8"> When applied to whole texts, </text:span><text:span text:style-name="T26">they make the exhaustive investigation of almost any phonological or orthographic question trivially easy compared to manually reading and extracting relevant forms, or using TOROTs existing lemmatisation and morphology-tagging to try to gather morphological categories which might contain the sound-groups one is interested in</text:span><text:span text:style-name="T27">. </text:span></text:p>
      <text:p text:style-name="P7"/>
      <text:p text:style-name="P8">In the next section<text:span text:style-name="T28"> I will describe</text:span> my computerised LCS inflectional-morphology <text:span text:style-name="T28">in more detail, </text:span><text:span text:style-name="T29">show</text:span><text:span text:style-name="T28"> </text:span>how it can be used to "autoreconstruct" <text:span text:style-name="T30">different </text:span>OCS texts<text:span text:style-name="T31">, </text:span><text:span text:style-name="T28">and </text:span><text:span text:style-name="T29">explain how </text:span><text:span text:style-name="T32">difficulties caused by things</text:span><text:span text:style-name="T33"> like</text:span><text:span text:style-name="T29"> morphological </text:span><text:span text:style-name="T32">innovations, badly-integrated foreign loanwords, </text:span><text:span text:style-name="T34">or insufficiently-precise tagging-data</text:span><text:span text:style-name="T29"> </text:span><text:span text:style-name="T33">can be overcome</text:span><text:span text:style-name="T32">.</text:span><text:span text:style-name="T35"> </text:span><text:span text:style-name="T36">(Possibly include here some demonstration of </text:span><text:span text:style-name="T37">'exhaustive investigation' of </text:span><text:span text:style-name="T36">the autoreconstructed Marianus, since that is the highest-quality TOROT text and the only one virtually 100% covered by my lemmas?)</text:span></text:p>
      <text:p text:style-name="P8"/>
      <text:p text:style-name="P9"><text:span text:style-name="T32">Since morphology-tagging and lemmatisation are a prerequisite for my method of automatic reconstruction, </text:span>Section 2 will survey r<text:bookmark-start text:name="__DdeLink__186_1882800985"/>ecent work on automat<text:bookmark-end text:name="__DdeLink__186_1882800985"/><text:span text:style-name="T32">ing these tasks</text:span> for early Slavonic texts<text:span text:style-name="T38">.</text:span><text:span text:style-name="T29"> </text:span><text:span text:style-name="T38">T</text:span><text:span text:style-name="T29">hanks to </text:span><text:span text:style-name="T39">modern deep-learning techniques and </text:span><text:span text:style-name="T29">the </text:span><text:span text:style-name="T32">large and growing amount of manually-produced training-data</text:span><text:span text:style-name="T40"> in Eckhoff's corpus</text:span><text:span text:style-name="T32">, </text:span><text:span text:style-name="T38">accuracies of 90%+ can easily be reached (depending on the target-text), and I will see how far up this can be pushed by</text:span><text:span text:style-name="T41"> better neural-network design and</text:span><text:span text:style-name="T38"> more careful and informed pre-processing of </text:span><text:span text:style-name="T39">training and target-data</text:span><text:span text:style-name="T41">.</text:span></text:p>
      <text:p text:style-name="P10"/>
      <text:p text:style-name="P10"><text:span text:style-name="T42">A</text:span><text:span text:style-name="T43">s a </text:span><text:span text:style-name="T44">test-case</text:span><text:span text:style-name="T42"> of "wholly automatic" phonological annotation, Section 3 will</text:span><text:span text:style-name="T43"> apply such methods to the Codex Assemanianus, an OCS lectionary containing most of the gospels</text:span> <text:span text:style-name="T42">which has been digitised in an ASCII-encoded format by Jouko Lindstedt but is not included in Eckhoff's corpus. </text:span><text:span text:style-name="T45">Accuracy will be evaluated by comparing</text:span><text:span text:style-name="T46"> both the </text:span><text:span text:style-name="T45">automatic tagging and lemmatisation</text:span><text:span text:style-name="T46">, and the resulting LCS reconstructions,</text:span><text:span text:style-name="T45"> to 10 randomly-selected manually-annotated shorter sections.</text:span></text:p>
      <text:p text:style-name="P10"><text:soft-page-break/></text:p>
      <text:p text:style-name="P11">Section 4 will<text:span text:style-name="T47"> then</text:span> <text:span text:style-name="T48">use the wholly-automatically-reconstructed Assemanianus as </text:span><text:span text:style-name="T49">the basis for a short investigation into </text:span><text:span text:style-name="T50">aspects of its</text:span><text:span text:style-name="T49"> phonological and orthographic system, which will be compared against existing treatments of this text in the literature</text:span><text:span text:style-name="T50">, </text:span><text:span text:style-name="T51">to see to what extent useful insights can be extracted even without any form of manual-annotation.</text:span></text:p>
      <text:p text:style-name="P11"/>
      <text:p text:style-name="P12">1. Auto-reconstructing texts using a computerised Late Common Slavic inflectional morphology</text:p>
      <text:p text:style-name="P12"/>
      <text:p text:style-name="P13">Since my goal is to produce a phonological index of the words in manuscripts, such that the variation and innovations </text:p>
      <text:p text:style-name="P14">I have no use for any synchronic </text:p>
      <text:p text:style-name="P13">Not only for the Bulgaro-Macdeonian dialects underlying canonical OCS, but also early East Slavic writing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7:24.019365547</meta:creation-date>
    <dc:date>2025-05-14T12:19:48.275191501</dc:date>
    <meta:editing-duration>P1DT5H27M30S</meta:editing-duration>
    <meta:editing-cycles>66</meta:editing-cycles>
    <meta:generator>LibreOffice/25.2.2.2$Linux_X86_64 LibreOffice_project/520$Build-2</meta:generator>
    <meta:document-statistic meta:table-count="0" meta:image-count="0" meta:object-count="0" meta:page-count="2" meta:paragraph-count="13" meta:word-count="713" meta:character-count="5083" meta:non-whitespace-character-count="4377"/>
  </office:meta>
</office:document-meta>
</file>